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945cm"/>
    </style:style>
    <style:style style:name="gr2" style:family="graphic" style:parent-style-name="standard">
      <style:graphic-properties draw:stroke="none" svg:stroke-color="#000000" draw:fill="none" draw:fill-color="#ffffff" fo:min-height="0.508cm"/>
    </style:style>
    <style:style style:name="gr3" style:family="graphic" style:parent-style-name="standard">
      <style:graphic-properties draw:textarea-horizontal-align="justify" draw:textarea-vertical-align="middle" draw:auto-grow-height="false" fo:min-height="12.832cm" fo:min-width="0.009cm"/>
    </style:style>
    <style:style style:name="gr4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5" style:family="graphic" style:parent-style-name="objectwithoutfill">
      <style:graphic-properties draw:stroke="dash" draw:stroke-dash="_32__20_Dots_20_1_20_Dash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text-properties style:font-name="Ubuntu" fo:font-size="12pt" fo:font-style="normal" fo:font-weight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Ubuntu"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style:font-name="Ubuntu" fo:font-size="12pt" fo:font-style="normal" fo:font-weight="normal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45cm" svg:height="0.814cm" svg:x="1.112cm" svg:y="1.065cm">
          <draw:text-box>
            <text:p><text:span text:style-name="T1">Figure 1. XO Halo, schematic</text:span></text:p>
          </draw:text-box>
        </draw:frame>
        <draw:frame draw:style-name="gr2" draw:text-style-name="P3" draw:layer="layout" svg:width="5.842cm" svg:height="0.814cm" svg:x="14.589cm" svg:y="1.001cm">
          <draw:text-box>
            <text:p text:style-name="P2"><text:span text:style-name="T2">Rev.2015-07-08</text:span></text:p>
          </draw:text-box>
        </draw:frame>
        <draw:custom-shape draw:style-name="gr3" draw:text-style-name="P4" draw:layer="layout" svg:width="0.508cm" svg:height="13.59cm" draw:transform="rotate (1.5707963267949) translate (3.032cm 4.175cm)">
          <text:p/>
          <draw:enhanced-geometry svg:viewBox="0 0 88 21600" draw:glue-points="44 ?f6 44 0 0 10800 44 21600 88 10800" draw:text-areas="0 ?f6 88 ?f3" draw:type="can" draw:modifiers="539.3521295740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0.254cm" svg:height="0.381cm" svg:x="3.069cm" svg:y="3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621cm" svg:y1="3.921cm" svg:x2="3.351cm" svg:y2="3.921cm">
          <text:p/>
        </draw:line>
        <draw:line draw:style-name="gr6" draw:text-style-name="P4" draw:layer="layout" svg:x1="17.287cm" svg:y1="3.921cm" svg:x2="16.652cm" svg:y2="3.921cm">
          <text:p/>
        </draw:line>
        <draw:line draw:style-name="gr6" draw:text-style-name="P4" draw:layer="layout" svg:x1="3.287cm" svg:y1="3.921cm" svg:x2="2.652cm" svg:y2="3.921cm">
          <text:p/>
        </draw:line>
        <draw:line draw:style-name="gr6" draw:text-style-name="P4" draw:layer="layout" svg:x1="2.651cm" svg:y1="3.921cm" svg:x2="3.667cm" svg:y2="5.572cm">
          <text:p/>
        </draw:line>
        <draw:line draw:style-name="gr6" draw:text-style-name="P4" draw:layer="layout" svg:x1="3.667cm" svg:y1="5.572cm" svg:x2="18.272cm" svg:y2="5.572cm">
          <text:p/>
        </draw:line>
        <draw:line draw:style-name="gr6" draw:text-style-name="P4" draw:layer="layout" svg:x1="17.256cm" svg:y1="3.921cm" svg:x2="18.272cm" svg:y2="5.572cm">
          <text:p/>
        </draw:line>
        <draw:line draw:style-name="gr7" draw:text-style-name="P4" draw:layer="layout" svg:x1="18.272cm" svg:y1="5.572cm" svg:x2="18.272cm" svg:y2="7.096cm">
          <text:p/>
        </draw:line>
        <draw:frame draw:style-name="gr8" draw:layer="layout" svg:width="1.162cm" svg:height="1.164cm" svg:x="17.129cm" svg:y="6.821cm">
          <draw:text-box>
            <text:p>R<text:span text:style-name="T3">L</text:span></text:p>
          </draw:text-box>
        </draw:frame>
        <draw:custom-shape draw:style-name="gr9" draw:text-style-name="P4" draw:layer="layout" svg:width="0.155cm" svg:height="0.155cm" svg:x="18.18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7.9cm" svg:y1="3.665cm" svg:x2="16.453cm" svg:y2="3.665cm">
          <text:p/>
        </draw:line>
        <draw:custom-shape draw:style-name="gr9" draw:text-style-name="P4" draw:layer="layout" svg:width="0.155cm" svg:height="0.155cm" svg:x="16.45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jamin Brink</meta:initial-creator>
    <meta:creation-date>2013-05-16T22:23:39</meta:creation-date>
    <meta:generator>LibreOffice/4.3.4.1$MacOSX_x86 LibreOffice_project/bc356b2f991740509f321d70e4512a6a54c5f243</meta:generator>
    <dc:date>2015-07-08T14:24:12.889545000</dc:date>
    <meta:editing-duration>PT3H28M47S</meta:editing-duration>
    <meta:editing-cycles>13</meta:editing-cycles>
    <meta:document-statistic meta:object-count="15"/>
  </office:meta>
</office:document-meta>
</file>